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Footer">
      <style:paragraph-properties fo:break-before="page"/>
    </style:style>
    <style:style style:name="P2" style:family="paragraph" style:parent-style-name="Footer">
      <style:text-properties officeooo:paragraph-rsid="004f5729"/>
    </style:style>
    <style:style style:name="P3" style:family="paragraph" style:parent-style-name="Text_20_body">
      <style:text-properties style:text-underline-style="solid" style:text-underline-width="auto" style:text-underline-color="font-color" fo:font-weight="bold" officeooo:rsid="001faa38" officeooo:paragraph-rsid="001faa38" style:font-weight-asian="bold" style:font-weight-complex="bold"/>
    </style:style>
    <style:style style:name="P4" style:family="paragraph" style:parent-style-name="Text_20_body">
      <style:text-properties officeooo:rsid="001faa38" officeooo:paragraph-rsid="001faa38"/>
    </style:style>
    <style:style style:name="P5" style:family="paragraph" style:parent-style-name="Text_20_body">
      <style:paragraph-properties fo:text-align="center" style:justify-single-word="false" fo:break-before="page"/>
      <style:text-properties officeooo:rsid="001faa38" officeooo:paragraph-rsid="001faa38"/>
    </style:style>
    <style:style style:name="P6" style:family="paragraph" style:parent-style-name="Text_20_body">
      <style:text-properties officeooo:paragraph-rsid="001faa38"/>
    </style:style>
    <style:style style:name="P7" style:family="paragraph" style:parent-style-name="Text_20_body">
      <style:paragraph-properties fo:text-align="start" style:justify-single-word="false"/>
      <style:text-properties style:text-underline-style="none" officeooo:rsid="001faa38" officeooo:paragraph-rsid="00321fab"/>
    </style:style>
    <style:style style:name="P8" style:family="paragraph" style:parent-style-name="Text_20_body">
      <style:text-properties style:text-underline-style="none" fo:font-weight="normal" officeooo:rsid="001faa38" officeooo:paragraph-rsid="001faa38" style:font-weight-asian="normal" style:font-weight-complex="normal"/>
    </style:style>
    <style:style style:name="P9" style:family="paragraph" style:parent-style-name="Text_20_body">
      <style:text-properties style:text-underline-style="none" fo:font-weight="normal" officeooo:rsid="002636b8" officeooo:paragraph-rsid="002636b8" style:font-weight-asian="normal" style:font-weight-complex="normal"/>
    </style:style>
    <style:style style:name="P10" style:family="paragraph" style:parent-style-name="Text_20_body">
      <style:text-properties style:text-underline-style="none" fo:font-weight="normal" officeooo:rsid="0029c3ec" officeooo:paragraph-rsid="0029c3ec" style:font-weight-asian="normal" style:font-weight-complex="normal"/>
    </style:style>
    <style:style style:name="P11" style:family="paragraph" style:parent-style-name="Text_20_body">
      <style:text-properties style:text-underline-style="none" fo:font-weight="normal" officeooo:rsid="00283477" officeooo:paragraph-rsid="00366a7f" style:font-weight-asian="normal" style:font-weight-complex="normal"/>
    </style:style>
    <style:style style:name="P12" style:family="paragraph" style:parent-style-name="Text_20_body">
      <style:text-properties style:text-underline-style="none" fo:font-weight="normal" officeooo:rsid="0039c61f" officeooo:paragraph-rsid="0039c61f" style:font-weight-asian="normal" style:font-weight-complex="normal"/>
    </style:style>
    <style:style style:name="P13" style:family="paragraph" style:parent-style-name="Text_20_body">
      <style:text-properties style:text-underline-style="none" fo:font-weight="normal" officeooo:rsid="0025c7f6" officeooo:paragraph-rsid="00217b50" style:font-weight-asian="normal" style:font-weight-complex="normal"/>
    </style:style>
    <style:style style:name="P14" style:family="paragraph" style:parent-style-name="Text_20_body">
      <style:text-properties style:text-underline-style="none" fo:font-weight="bold" officeooo:rsid="002b43c0" officeooo:paragraph-rsid="002b43c0" style:font-weight-asian="bold" style:font-weight-complex="bold"/>
    </style:style>
    <style:style style:name="P15" style:family="paragraph" style:parent-style-name="Text_20_body">
      <style:text-properties style:text-underline-style="none" fo:font-weight="bold" officeooo:rsid="003fee5f" officeooo:paragraph-rsid="003fee5f" style:font-weight-asian="bold" style:font-weight-complex="bold"/>
    </style:style>
    <style:style style:name="P16" style:family="paragraph" style:parent-style-name="Text_20_body">
      <style:text-properties style:text-underline-style="none" fo:font-weight="bold" officeooo:rsid="00217b50" officeooo:paragraph-rsid="00217b50" style:font-weight-asian="bold" style:font-weight-complex="bold"/>
    </style:style>
    <style:style style:name="P17" style:family="paragraph" style:parent-style-name="Contents_20_1">
      <style:paragraph-properties>
        <style:tab-stops>
          <style:tab-stop style:position="17cm" style:type="right" style:leader-style="dotted" style:leader-text="."/>
        </style:tab-stops>
      </style:paragraph-properties>
    </style:style>
    <style:style style:name="P18" style:family="paragraph" style:parent-style-name="Contents_20_2">
      <style:paragraph-properties>
        <style:tab-stops>
          <style:tab-stop style:position="16.501cm" style:type="right" style:leader-style="dotted" style:leader-text="."/>
        </style:tab-stops>
      </style:paragraph-properties>
    </style:style>
    <style:style style:name="P19" style:family="paragraph" style:parent-style-name="Text_20_body">
      <style:paragraph-properties fo:text-align="start" style:justify-single-word="false"/>
      <style:text-properties officeooo:paragraph-rsid="00321fab"/>
    </style:style>
    <style:style style:name="P20" style:family="paragraph" style:parent-style-name="Text_20_body">
      <style:text-properties fo:font-weight="normal" style:font-weight-asian="normal" style:font-weight-complex="normal"/>
    </style:style>
    <style:style style:name="P21" style:family="paragraph" style:parent-style-name="Contents_20_Heading" style:master-page-name="Index">
      <style:paragraph-properties style:page-number="auto" fo:break-before="page"/>
    </style:style>
    <style:style style:name="P22" style:family="paragraph" style:parent-style-name="Title" style:master-page-name="Footnote">
      <style:paragraph-properties style:page-number="auto"/>
    </style:style>
    <style:style style:name="P23" style:family="paragraph" style:parent-style-name="Heading_20_1" style:master-page-name="Standard">
      <loext:graphic-properties draw:fill-gradient-name="gradient" draw:fill-hatch-name="hatch"/>
      <style:paragraph-properties fo:text-align="center" style:justify-single-word="false" style:page-number="1" fo:break-before="auto" fo:break-after="auto"/>
      <style:text-properties officeooo:rsid="00321fab" officeooo:paragraph-rsid="00321fab"/>
    </style:style>
    <style:style style:name="P24" style:family="paragraph" style:parent-style-name="Heading_20_1">
      <style:paragraph-properties fo:text-align="center" style:justify-single-word="false"/>
    </style:style>
    <style:style style:name="P25" style:family="paragraph" style:parent-style-name="Heading_20_2">
      <style:paragraph-properties fo:break-before="page"/>
    </style:style>
    <style:style style:name="P26" style:family="paragraph" style:parent-style-name="Heading_20_2" style:list-style-name=""/>
    <style:style style:name="P27" style:family="paragraph" style:parent-style-name="Heading_20_2">
      <style:text-properties style:text-underline-style="none" fo:font-weight="normal" officeooo:rsid="001faa38" style:font-weight-asian="normal" style:font-weight-complex="normal"/>
    </style:style>
    <style:style style:name="P28" style:family="paragraph" style:parent-style-name="Heading_20_3" style:list-style-name="">
      <style:text-properties officeooo:rsid="001faa38" officeooo:paragraph-rsid="001faa38"/>
    </style:style>
    <style:style style:name="P29" style:family="paragraph" style:parent-style-name="Heading_20_3">
      <style:text-properties style:text-underline-style="solid" style:text-underline-width="auto" style:text-underline-color="font-color" fo:font-weight="normal" style:font-weight-asian="normal" style:font-weight-complex="normal"/>
    </style:style>
    <style:style style:name="P30" style:family="paragraph" style:parent-style-name="Heading_20_3">
      <style:text-properties style:text-underline-style="solid" style:text-underline-width="auto" style:text-underline-color="font-color" fo:font-weight="normal" officeooo:rsid="0029c3ec" officeooo:paragraph-rsid="0029c3ec" style:font-weight-asian="normal" style:font-weight-complex="normal"/>
    </style:style>
    <style:style style:name="P31" style:family="paragraph" style:parent-style-name="Text_20_body">
      <style:paragraph-properties fo:text-align="center" style:justify-single-word="false"/>
      <style:text-properties style:text-underline-style="none" officeooo:rsid="001faa38" officeooo:paragraph-rsid="001faa38"/>
    </style:style>
    <style:style style:name="P32" style:family="paragraph" style:parent-style-name="Text_20_body">
      <style:text-properties style:text-underline-style="none" fo:font-weight="normal" officeooo:rsid="001faa38" style:font-weight-asian="normal" style:font-weight-complex="normal"/>
    </style:style>
    <style:style style:name="P33" style:family="paragraph" style:parent-style-name="Text_20_body">
      <style:paragraph-properties fo:break-before="page"/>
      <style:text-properties style:text-underline-style="none" fo:font-weight="normal" officeooo:rsid="001faa38" style:font-weight-asian="normal" style:font-weight-complex="normal"/>
    </style:style>
    <style:style style:name="P34" style:family="paragraph" style:parent-style-name="Text_20_body">
      <style:text-properties style:text-underline-style="none" fo:font-weight="normal" officeooo:rsid="002636b8" officeooo:paragraph-rsid="002636b8" style:font-weight-asian="normal" style:font-weight-complex="normal"/>
    </style:style>
    <style:style style:name="P35" style:family="paragraph" style:parent-style-name="Text_20_body">
      <style:text-properties style:text-underline-style="none" fo:font-weight="bold" officeooo:rsid="003e86fd" officeooo:paragraph-rsid="002b43c0" style:font-weight-asian="bold" style:font-weight-complex="bold"/>
    </style:style>
    <style:style style:name="P36" style:family="paragraph" style:parent-style-name="Text_20_body" style:master-page-name="Index">
      <style:paragraph-properties style:page-number="auto" fo:break-before="page"/>
      <style:text-properties officeooo:rsid="001faa38" officeooo:paragraph-rsid="001faa38"/>
    </style:style>
    <style:style style:name="P37" style:family="paragraph" style:parent-style-name="Text_20_body" style:list-style-name="L1"/>
    <style:style style:name="P38" style:family="paragraph" style:parent-style-name="Text_20_body" style:list-style-name="L2"/>
    <style:style style:name="P39" style:family="paragraph" style:parent-style-name="Text_20_body">
      <style:text-properties officeooo:paragraph-rsid="00551d12"/>
    </style:style>
    <style:style style:name="T1" style:family="text">
      <style:text-properties officeooo:rsid="001faa38"/>
    </style:style>
    <style:style style:name="T2" style:family="text">
      <style:text-properties officeooo:rsid="00217b50"/>
    </style:style>
    <style:style style:name="T3" style:family="text">
      <style:text-properties officeooo:rsid="0033c96c"/>
    </style:style>
    <style:style style:name="T4" style:family="text">
      <style:text-properties officeooo:rsid="00486f5a"/>
    </style:style>
    <style:style style:name="T5" style:family="text">
      <style:text-properties fo:font-weight="normal" style:font-weight-asian="normal" style:font-weight-complex="normal"/>
    </style:style>
    <style:style style:name="T6" style:family="text">
      <style:text-properties fo:font-weight="normal" officeooo:rsid="00551d12" style:font-weight-asian="normal" style:font-weight-complex="normal"/>
    </style:style>
    <style:style style:name="T7" style:family="text">
      <style:text-properties officeooo:rsid="00551d12"/>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Title"/>
      <text:p text:style-name="Title"/>
      <text:p text:style-name="Title"/>
      <text:p text:style-name="Title"/>
      <text:p text:style-name="Title"/>
      <text:p text:style-name="Title"><text:bookmark-start text:name="__RefHeading___Toc245_3760632866"/>Concours Robots<text:bookmark-end text:name="__RefHeading___Toc245_3760632866"/></text:p>
      <text:p text:style-name="P31">Matis Adjedj – Gestion des comptes des utilisateurs pour un administrateur</text:p>
      <text:p text:style-name="P5"/>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21">Table des matières</text:p>
          </text:index-title>
          <text:p text:style-name="P17"><text:a xlink:type="simple" xlink:href="#__RefHeading___Toc251_3760632866" text:style-name="Index_20_Link" text:visited-style-name="Index_20_Link">Introduction<text:tab/>3</text:a></text:p>
          <text:p text:style-name="P17"><text:a xlink:type="simple" xlink:href="#__RefHeading___Toc247_3760632866" text:style-name="Index_20_Link" text:visited-style-name="Index_20_Link">Fonctions pris en charge par Laravel :<text:tab/>3</text:a></text:p>
          <text:p text:style-name="P18"><text:a xlink:type="simple" xlink:href="#__RefHeading___Toc253_3760632866" text:style-name="Index_20_Link" text:visited-style-name="Index_20_Link">Création de compte :<text:tab/>3</text:a></text:p>
          <text:p text:style-name="P18"><text:a xlink:type="simple" xlink:href="#__RefHeading___Toc255_3760632866" text:style-name="Index_20_Link" text:visited-style-name="Index_20_Link">Connexion et gestion de sessions :<text:tab/>3</text:a></text:p>
          <text:p text:style-name="P18"><text:a xlink:type="simple" xlink:href="#__RefHeading___Toc257_3760632866" text:style-name="Index_20_Link" text:visited-style-name="Index_20_Link">Affichage, modification d’informations sur l’utilisateur et suppression<text:tab/>3</text:a></text:p>
          <text:p text:style-name="P17"><text:a xlink:type="simple" xlink:href="#__RefHeading___Toc249_3760632866" text:style-name="Index_20_Link" text:visited-style-name="Index_20_Link">Fonctions à ajouter<text:tab/>4</text:a></text:p>
          <text:p text:style-name="P18"><text:a xlink:type="simple" xlink:href="#__RefHeading___Toc259_3760632866" text:style-name="Index_20_Link" text:visited-style-name="Index_20_Link">Génération de mot de passe<text:tab/>4</text:a></text:p>
          <text:p text:style-name="P18"><text:a xlink:type="simple" xlink:href="#__RefHeading___Toc261_3760632866" text:style-name="Index_20_Link" text:visited-style-name="Index_20_Link">Création de compte pour des utilisateurs :<text:tab/>4</text:a></text:p>
          <text:p text:style-name="P18"><text:a xlink:type="simple" xlink:href="#__RefHeading___Toc263_3760632866" text:style-name="Index_20_Link" text:visited-style-name="Index_20_Link">Affichage d’informations d’un utilisateur<text:tab/>4</text:a></text:p>
        </text:index-body>
      </text:table-of-content>
      <text:h text:style-name="P28" text:outline-level="3"/>
      <text:p text:style-name="P36"/>
      <text:h text:style-name="P23" text:outline-level="1"><text:bookmark-start text:name="__RefHeading___Toc251_3760632866"/>Introduction<text:bookmark-end text:name="__RefHeading___Toc251_3760632866"/></text:h>
      <text:p text:style-name="P7">Dans le cadre du développement de l’application de concours robots la gestion des comptes utilisateurs pour un admin ma été confiée. Dans le cadre du développement le framework Laravel contenant divers fonctionnalités liées à la gestion d’utilisateur serait pris en compte.</text:p>
      <text:p text:style-name="P19"/>
      <text:h text:style-name="P24" text:outline-level="1"><text:bookmark-start text:name="__RefHeading___Toc247_3760632866"/><text:span text:style-name="T2">Fonctio</text:span><text:span text:style-name="T7">nalitées</text:span> pris en charge par Laravel : <text:bookmark-end text:name="__RefHeading___Toc247_3760632866"/></text:h>
      <text:p text:style-name="P6"/>
      <text:h text:style-name="Heading_20_2" text:outline-level="2"><text:bookmark-start text:name="__RefHeading___Toc253_3760632866"/>Création de compte :<text:bookmark-end text:name="__RefHeading___Toc253_3760632866"/></text:h>
      <text:p text:style-name="P8">- Ajout de Nom d’utilisateur, <text:span text:style-name="T2">m</text:span>ail (avec vérification si le mail existe déjà dans la base) .</text:p>
      <text:p text:style-name="P8">- Confirmation de saisie de mot de passe et ensuite hash de mot de passe (B-crypt est utilisé)</text:p>
      <text:p text:style-name="P8">- Création d’un objet utilisateur et <text:span text:style-name="T2">l’implémente</text:span> dans la base de données.</text:p>
      <text:p text:style-name="P8"/>
      <text:h text:style-name="Heading_20_2" text:outline-level="2"><text:bookmark-start text:name="__RefHeading___Toc255_3760632866"/><text:span text:style-name="T3">Connexion</text:span> et gestion de sessions :<text:bookmark-end text:name="__RefHeading___Toc255_3760632866"/></text:h>
      <text:p text:style-name="P8">- Utilisation de mail et mot de passe pour ce connecter.</text:p>
      <text:p text:style-name="P8">- Création de session <text:span text:style-name="T7">en utilisant la classe AUTH de laravel.</text:span></text:p>
      <text:p text:style-name="P8">- Récupération de mot de passe (oublier un mot de passe).</text:p>
      <text:p text:style-name="P3"/>
      <text:h text:style-name="P27" text:outline-level="2"/>
      <text:p text:style-name="P32"/>
      <text:p text:style-name="P33"/>
      <text:h text:style-name="P24" text:outline-level="1" text:is-list-header="true"><text:bookmark-start text:name="__RefHeading___Toc249_3760632866"/><text:span text:style-name="T2">Fonctions</text:span><text:span text:style-name="T1"> à ajouter </text:span><text:bookmark-end text:name="__RefHeading___Toc249_3760632866"/></text:h>
      <text:p text:style-name="P6"><text:span text:style-name="T1"><text:line-break/></text:span>Les fonctionnalités prises en charge par <text:span text:style-name="Strong_20_Emphasis"><text:span text:style-name="T5">Laravel</text:span></text:span> seront utilisées et modifiées afin de créer et de gérer la gestion des utilisateurs pour un administrateur. Voici les fonctionnalités qui seront ajoutées dans le cadre du projet :</text:p>
      <text:p text:style-name="P4"/>
      <text:h text:style-name="Heading_20_2" text:outline-level="2"><text:bookmark-start text:name="__RefHeading___Toc259_3760632866"/>Génération de mot de passe<text:bookmark-end text:name="__RefHeading___Toc259_3760632866"/></text:h>
      <text:p text:style-name="P9">Une fonction de génération de mot de passe sera créée, puis utilisée pour générer des comptes avec des mots de passe hachés et conformes aux normes de sécurité.<text:line-break/>Les mots de passe seront hachés en utilisant l’algorithme de hachage <text:span text:style-name="Strong_20_Emphasis"><text:span text:style-name="T5">Bcrypt</text:span></text:span>.</text:p>
      <text:p text:style-name="P9"/>
      <text:h text:style-name="Heading_20_2" text:outline-level="2"><text:bookmark-start text:name="__RefHeading___Toc261_3760632866"/>Création de compte pour des utilisateurs :<text:bookmark-end text:name="__RefHeading___Toc261_3760632866"/></text:h>
      <text:p text:style-name="P13">Cette fonction permettra de créer des comptes pour les utilisateurs.<text:line-break/>Un administrateur aura la possibilité de créer un compte pour un utilisateur de tout rôle, contenant un <text:span text:style-name="Strong_20_Emphasis"><text:span text:style-name="T5">nom</text:span></text:span>, un <text:span text:style-name="Strong_20_Emphasis"><text:span text:style-name="T5">prénom</text:span></text:span>, une <text:span text:style-name="Strong_20_Emphasis"><text:span text:style-name="T5">adresse e-mail</text:span></text:span>, un <text:span text:style-name="Strong_20_Emphasis"><text:span text:style-name="T5">mot de passe</text:span></text:span> et un <text:span text:style-name="Strong_20_Emphasis"><text:span text:style-name="T5">genre</text:span></text:span>.</text:p>
      <text:p text:style-name="P20">L’administrateur devra saisir le nom, le prénom, l’adresse e-mail et le rôle de l’utilisateur. Ensuite, un e-mail sera envoyé avec les informations créées.</text:p>
      <text:p text:style-name="Text_20_body"><text:span text:style-name="T5">Le mot de passe sera généré automatiquement.<text:line-break/>Cette fonctionnalité pourra également être réutilisée pour permettre aux professeurs (ou aux gestionnaires) de créer des comptes pour leurs élèves.<text:line-break/>➡️ La différence étant que le professeur ne pourra créer que des utilisateurs avec le rôle </text:span><text:span text:style-name="Strong_20_Emphasis"><text:span text:style-name="T5">étudiant</text:span></text:span><text:span text:style-name="T5">.</text:span></text:p>
      <text:p text:style-name="Text_20_body"><text:span text:style-name="T5">Le compte créé sera donc transmis par e-mail ou imprimé sur papier.<text:line-break/>Chaque utilisateur aura ensuite la possibilité de </text:span><text:span text:style-name="Strong_20_Emphasis"><text:span text:style-name="T5">changer son mot de passe</text:span></text:span><text:span text:style-name="T5">.</text:span></text:p>
      <text:p text:style-name="P16"/>
      <text:p text:style-name="P15">Document Annexe : <text:span text:style-name="T4">creation_util_maquette</text:span>.pdf</text:p>
      <text:h text:style-name="P25" text:outline-level="2"><text:bookmark-start text:name="__RefHeading___Toc263_3760632866"/>Affichage d’informations d’un utilisateur <text:bookmark-end text:name="__RefHeading___Toc263_3760632866"/></text:h>
      <text:p text:style-name="P12">Cette fonction permettra d’afficher les informations importantes d’un utilisateur afin qu’un administrateur puisse les consulter facilement.<text:line-break/>Une <text:span text:style-name="Strong_20_Emphasis"><text:span text:style-name="T5">barre de recherche</text:span></text:span> et un <text:span text:style-name="Strong_20_Emphasis"><text:span text:style-name="T5">tri par page</text:span></text:span> seront mis en place : chaque page affichera plusieurs utilisateurs.</text:p>
      <text:p text:style-name="Text_20_body"><text:span text:style-name="T5">Un bouton </text:span><text:span text:style-name="Strong_20_Emphasis"><text:span text:style-name="T5">« Consulter »</text:span></text:span><text:span text:style-name="T5"> sera ajouté pour permettre de voir le détail d’un utilisateur spécifique sur une autre page.</text:span></text:p>
      <text:p text:style-name="Text_20_body"><text:span text:style-name="T5">Les informations affichées seront : </text:span><text:span text:style-name="Strong_20_Emphasis"><text:span text:style-name="T5">nom, prénom, e-mail, rôle, genre</text:span></text:span><text:span text:style-name="T5">.</text:span></text:p>
      <text:p text:style-name="Text_20_body"><text:span text:style-name="T5">La </text:span><text:span text:style-name="Strong_20_Emphasis"><text:span text:style-name="T5">page de détail</text:span></text:span><text:span text:style-name="T5"> affichera toutes les données de l’utilisateur, à l’exception du mot de passe.<text:line-break/>Un bouton </text:span><text:span text:style-name="Strong_20_Emphasis"><text:span text:style-name="T5">« Modifier »</text:span></text:span><text:span text:style-name="T5"> sera affiché en bas de la page, renvoyant l’administrateur vers la page de modification.<text:line-break/>Un second bouton </text:span><text:span text:style-name="Strong_20_Emphasis"><text:span text:style-name="T5">« Supprimer »</text:span></text:span><text:span text:style-name="T5"> sera également présent en bas de la page, redirigeant vers la page de suppression avec l’utilisateur concerné </text:span><text:span text:style-name="Strong_20_Emphasis"><text:span text:style-name="T5">précoché pour la suppression</text:span></text:span><text:span text:style-name="T5"> (il ne restera donc qu’à valider l’action).</text:span></text:p>
      <text:p text:style-name="Text_20_body"><text:span text:style-name="T5">La page de détail affichera les informations suivantes :<text:line-break/></text:span><text:span text:style-name="Strong_20_Emphasis"><text:span text:style-name="T5">Identifiant, prénom, e-mail, rôle, genre, collège, classe, équipe(s)</text:span></text:span><text:span text:style-name="T5"> et, potentiellement, </text:span><text:span text:style-name="Strong_20_Emphasis"><text:span text:style-name="T5">l’historique de participation</text:span></text:span><text:span text:style-name="T5"> aux concours et épreuves, ainsi que </text:span><text:span text:style-name="Strong_20_Emphasis"><text:span text:style-name="T5">les commentaires</text:span></text:span><text:span text:style-name="T5"> sur l’utilisateur.</text:span></text:p>
      <text:p text:style-name="P12"><text:s/></text:p>
      <text:p text:style-name="P15">Documents Annexe : <text:span text:style-name="T4">affichage_util_maquette</text:span>.pdf , <text:span text:style-name="T4">detail_util_maquette</text:span>.pdf </text:p>
      <text:p text:style-name="P11"/>
      <text:h text:style-name="P26" text:outline-level="2"/>
      <text:h text:style-name="P25" text:outline-level="2">Modification d’un utilisateur </text:h>
      <text:p text:style-name="P10">Pour accéder à la modification d’un utilisateur, un bouton <text:span text:style-name="Strong_20_Emphasis"><text:span text:style-name="T5">« Modifier »</text:span></text:span> sera présent sur chaque page de détail.<text:line-break/>Ce bouton redirigera l’administrateur vers une <text:span text:style-name="Strong_20_Emphasis"><text:span text:style-name="T5">page de modification</text:span></text:span> affichant toutes les informations précédentes de l’utilisateur <text:span text:style-name="Strong_20_Emphasis"><text:span text:style-name="T5">préremplies</text:span></text:span>, à l’exception du mot de passe et de l’identifiant (la gestion du mot de passe sera abordée plus bas).</text:p>
      <text:p text:style-name="Text_20_body"><text:span text:style-name="T5">L’administrateur pourra modifier toutes les informations souhaitées, puis valider les changements.<text:line-break/>Un </text:span><text:span text:style-name="Strong_20_Emphasis"><text:span text:style-name="T5">message de confirmation</text:span></text:span><text:span text:style-name="T5"> sera affiché après la validation, indiquant que les informations ont bien été mises à jour.</text:span></text:p>
      <text:h text:style-name="P29" text:outline-level="3">Méthodes de modification :</text:h>
      <text:list text:style-name="L1">
        <text:list-item>
          <text:p text:style-name="P37"><text:span text:style-name="Strong_20_Emphasis"><text:span text:style-name="T5">Nom, prénom, mot de passe, commentaire</text:span></text:span><text:span text:style-name="T5"> → champ de saisie libre (zone de texte basique)</text:span></text:p>
        </text:list-item>
        <text:list-item>
          <text:p text:style-name="P37"><text:span text:style-name="Strong_20_Emphasis"><text:span text:style-name="T5">Équipe (si existante), collège (si existant), genre, rôle</text:span></text:span><text:span text:style-name="T5"> → menu déroulant (liste d’options)</text:span></text:p>
        </text:list-item>
      </text:list>
      <text:h text:style-name="P30" text:outline-level="3">Gestion du mot de passe</text:h>
      <text:p text:style-name="Text_20_body"><text:span text:style-name="T5">L’administrateur </text:span><text:span text:style-name="Strong_20_Emphasis"><text:span text:style-name="T5">ne peut pas voir</text:span></text:span><text:span text:style-name="T5"> le mot de passe actuel (le champ correspondant reste vide).<text:line-break/>Si, après validation, ce champ reste vide, </text:span><text:span text:style-name="Strong_20_Emphasis"><text:span text:style-name="T5">le mot de passe ne sera pas modifié</text:span></text:span><text:span text:style-name="T5">.</text:span></text:p>
      <text:p text:style-name="P20">Cependant, si l’administrateur souhaite changer le mot de passe de l’utilisateur, il aura la possibilité :</text:p>
      <text:list text:style-name="L2">
        <text:list-item>
          <text:p text:style-name="P38"><text:span text:style-name="T5">soit de </text:span><text:span text:style-name="Strong_20_Emphasis"><text:span text:style-name="T5">saisir un mot de passe manuellement</text:span></text:span><text:span text:style-name="T5">,</text:span></text:p>
        </text:list-item>
        <text:list-item>
          <text:p text:style-name="P38"><text:span text:style-name="T5">soit de </text:span><text:span text:style-name="Strong_20_Emphasis"><text:span text:style-name="T5">cliquer sur un bouton « Générer un mot de passe »</text:span></text:span><text:span text:style-name="T5">, qui utilisera la fonction de génération de mot de passe existante.</text:span></text:p>
        </text:list-item>
      </text:list>
      <text:p text:style-name="P10"/>
      <text:p text:style-name="P15">Document Annexe : <text:span text:style-name="T4">modification_util_maquette</text:span>.pdf</text:p>
      <text:p text:style-name="P14"/>
      <text:h text:style-name="P25" text:outline-level="2">Suppression des informations d’un utilisateur </text:h>
      <text:p text:style-name="P39"><text:span text:style-name="Strong_20_Emphasis"><text:span text:style-name="T6">L’adminisrateur pourrait supprimer un utilisateur sur la page de modification d’utilisateur avec un bouton « supprimer » avec un message de confirmation qui ce déclenchera suite à une intéraction avec le bouton. Une fois que le bouton serait cocher l’utilisateur serait supprimer de la base complètement. </text:span></text:span></text:p>
      <text:p text:style-name="P35"/>
      <text:p text:style-name="P15">Document Annexe : <text:span text:style-name="T4">suppression_util_maquette</text:span>.pdf</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fr" fo:country="FR"/>
    <text:linenumbering-configuration text:number-lines="false" text:offset="0.499cm" style:num-format="1" text:number-position="left" text:increment="5"/>
  </office:styles>
  <office:automatic-styles>
    <style:style style:name="MP1" style:family="paragraph" style:parent-style-name="Footer">
      <style:paragraph-properties fo:break-before="page"/>
    </style:style>
    <style:style style:name="MP2" style:family="paragraph" style:parent-style-name="Footer">
      <style:text-properties officeooo:paragraph-rsid="004f572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next-style-name="Index">
      <style:footer>
        <text:p text:style-name="Footer"><text:page-number text:select-page="current">5</text:page-number></text:p>
      </style:footer>
    </style:master-page>
    <style:master-page style:name="First_20_Page" style:display-name="First Page" style:page-layout-name="Mpm2" draw:style-name="Mdp1" style:next-style-name="Standard">
      <style:footer>
        <text:p text:style-name="Footer"/>
        <text:p text:style-name="MP1"/>
      </style:footer>
    </style:master-page>
    <style:master-page style:name="Index" style:page-layout-name="Mpm1" draw:style-name="Mdp1" style:next-style-name="Standard">
      <style:footer>
        <text:p text:style-name="Footer"><text:page-number text:select-page="current">0</text:page-number>/<text:page-count>9</text:page-count></text:p>
      </style:footer>
      <style:footer-left>
        <text:p text:style-name="MP2"/>
      </style:footer-left>
      <style:footer-first>
        <text:p text:style-name="Footer"/>
      </style:footer-first>
    </style:master-page>
    <style:master-page style:name="Footnote" style:page-layout-name="Mpm3"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24T08:29:02.809718962</meta:creation-date>
    <dc:date>2025-11-19T15:16:23.385691709</dc:date>
    <meta:editing-duration>PT10H4M34S</meta:editing-duration>
    <meta:editing-cycles>45</meta:editing-cycles>
    <meta:generator>LibreOffice/7.4.7.2$Linux_X86_64 LibreOffice_project/40$Build-2</meta:generator>
    <meta:document-statistic meta:table-count="0" meta:image-count="0" meta:object-count="0" meta:page-count="9" meta:paragraph-count="58" meta:word-count="877" meta:character-count="5625" meta:non-whitespace-character-count="4799"/>
  </office:meta>
</office:document-meta>
</file>